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53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1.32mm"/>
    </style:style>
    <style:style style:name="co6" style:family="table-column">
      <style:table-column-properties fo:break-before="auto" style:column-width="19.07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20.44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16.58mm"/>
    </style:style>
    <style:style style:name="co12" style:family="table-column">
      <style:table-column-properties fo:break-before="auto" style:column-width="21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666666" style:text-position=""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9900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66cc"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9900ff"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text-position=""/>
    </style:style>
    <style:style style:name="ce2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9900"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99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b2b2b2" style:text-position="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b2b2b2"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4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41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4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4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4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5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ce5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design" table:style-name="ta1">
        <table:table-column table:style-name="co1" table:number-columns-repeated="10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 calcext:value-type="string">
            <text:p>Item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oW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a xlink:href="http://www.thottbot.com/" xlink:type="simple">http://www.thottbot.com/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a xlink:href="http://www.wowhead.com/items" xlink:type="simple">http://www.wowhead.com/items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a xlink:href="http://db.vanillagaming.org/?items" xlink:type="simple">http://db.vanillagaming.org/?items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a xlink:href="http://www.wowdb.com/items" xlink:type="simple">http://www.wowdb.com/items</text:a>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is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a xlink:href="http://9gag.com/gag/aZMr1n6?ref=fsidebar" xlink:type="simple">http://9gag.com/gag/aZMr1n6?ref=fsidebar</text:a></text:p>
          </table:table-cell>
          <table:table-cell table:number-columns-repeated="3"/>
          <table:table-cell office:value-type="string" calcext:value-type="string">
            <text:p>60 iconic weapons from fi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a xlink:href="https://fr.wikipedia.org/wiki/Liste_d%27épées_de_fiction" xlink:type="simple">https://fr.wikipedia.org/wiki/Liste_d%27%C3%A9p%C3%A9es_de_fiction</text:a></text:p>
          </table:table-cell>
          <table:table-cell table:number-columns-repeated="5"/>
          <table:table-cell office:value-type="string" calcext:value-type="string">
            <text:p>Liste d'épées de fiction</text:p>
          </table:table-cell>
        </table:table-row>
      </table:table>
      <table:table table:name="weap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" table:number-columns-repeated="1011" table:default-cell-style-name="ce1"/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hancement multiplier</text:p>
          </table:table-cell>
          <table:table-cell office:value-type="float" office:value="0.2" calcext:value-type="float">
            <text:p>0,2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n strength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 strength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quality <text:span text:style-name="T1">→</text:span></text:p>
          </table:table-cell>
          <table:table-cell table:style-name="ce2"/>
          <table:table-cell table:style-name="ce9" office:value-type="string" calcext:value-type="string" table:number-columns-spanned="2" table:number-rows-spanned="1">
            <text:p>common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uncommon</text:p>
          </table:table-cell>
          <table:covered-table-cell table:style-name="ce12"/>
          <table:table-cell table:style-name="ce15" office:value-type="string" calcext:value-type="string" table:number-columns-spanned="2" table:number-rows-spanned="1">
            <text:p>rare</text:p>
          </table:table-cell>
          <table:covered-table-cell table:style-name="ce12"/>
          <table:table-cell table:style-name="ce17" office:value-type="string" calcext:value-type="string" table:number-columns-spanned="2" table:number-rows-spanned="1">
            <text:p>epic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legendary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artifact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spread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onus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office:value-type="string" calcext:value-type="string">
            <text:p>strength multiplier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46" calcext:value-type="float">
            <text:p>46</text:p>
          </table:table-cell>
          <table:table-cell table:style-name="ce16" office:value-type="float" office:value="46" calcext:value-type="float">
            <text:p>46</text:p>
          </table:table-cell>
          <table:table-cell table:style-name="ce17" office:value-type="float" office:value="91" calcext:value-type="float">
            <text:p>91</text:p>
          </table:table-cell>
          <table:table-cell table:style-name="ce18" office:value-type="float" office:value="91" calcext:value-type="float">
            <text:p>91</text:p>
          </table:table-cell>
          <table:table-cell table:style-name="ce19" office:value-type="float" office:value="182" calcext:value-type="float">
            <text:p>182</text:p>
          </table:table-cell>
          <table:table-cell table:style-name="ce20" office:value-type="float" office:value="182" calcext:value-type="float">
            <text:p>182</text:p>
          </table:table-cell>
          <table:table-cell table:style-name="ce21" office:value-type="float" office:value="333" calcext:value-type="float">
            <text:p>333</text:p>
          </table:table-cell>
          <table:table-cell table:style-name="ce22" office:value-type="float" office:value="333" calcext:value-type="float">
            <text:p>333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office:value-type="string" calcext:value-type="string">
            <text:p>strength range</text:p>
          </table:table-cell>
          <table:table-cell table:style-name="ce9" table:formula="of:=[.$C$3]" office:value-type="float" office:value="1" calcext:value-type="float">
            <text:p>1</text:p>
          </table:table-cell>
          <table:table-cell table:style-name="ce9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enhancement level <text:span text:style-name="T2">↓</text:span></text:p>
          </table:table-cell>
          <table:table-cell/>
          <table:table-cell table:style-name="ce9"/>
          <table:table-cell table:style-name="ce12"/>
          <table:table-cell table:style-name="ce13"/>
          <table:table-cell table:style-name="ce12"/>
          <table:table-cell table:style-name="ce15"/>
          <table:table-cell table:style-name="ce12"/>
          <table:table-cell table:style-name="ce17"/>
          <table:table-cell table:style-name="ce12"/>
          <table:table-cell table:style-name="ce19"/>
          <table:table-cell table:style-name="ce12"/>
          <table:table-cell table:style-name="ce21"/>
          <table:table-cell table:number-columns-repeated="101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8" table:formula="of:=1+[.B12]*[.$C$2]" office:value-type="float" office:value="1" calcext:value-type="float">
            <text:p>1,00</text:p>
          </table:table-cell>
          <table:table-cell table:style-name="ce11" table:formula="of:=[.D$10]*[.D$9]*[.$C12]" office:value-type="float" office:value="1" calcext:value-type="float">
            <text:p>1</text:p>
          </table:table-cell>
          <table:table-cell table:style-name="ce11" table:formula="of:=[.E$10]*[.E$9]*[.$C12]" office:value-type="float" office:value="20" calcext:value-type="float">
            <text:p>20</text:p>
          </table:table-cell>
          <table:table-cell table:style-name="ce11" table:formula="of:=[.F$10]*[.F$9]*[.$C12]" office:value-type="float" office:value="19" calcext:value-type="float">
            <text:p>19</text:p>
          </table:table-cell>
          <table:table-cell table:style-name="ce11" table:formula="of:=[.G$10]*[.G$9]*[.$C12]" office:value-type="float" office:value="380" calcext:value-type="float">
            <text:p>380</text:p>
          </table:table-cell>
          <table:table-cell table:style-name="ce11" table:formula="of:=[.H$10]*[.H$9]*[.$C12]" office:value-type="float" office:value="46" calcext:value-type="float">
            <text:p>46</text:p>
          </table:table-cell>
          <table:table-cell table:style-name="ce11" table:formula="of:=[.I$10]*[.I$9]*[.$C12]" office:value-type="float" office:value="920" calcext:value-type="float">
            <text:p>920</text:p>
          </table:table-cell>
          <table:table-cell table:style-name="ce11" table:formula="of:=[.J$10]*[.J$9]*[.$C12]" office:value-type="float" office:value="91" calcext:value-type="float">
            <text:p>91</text:p>
          </table:table-cell>
          <table:table-cell table:style-name="ce11" table:formula="of:=[.K$10]*[.K$9]*[.$C12]" office:value-type="float" office:value="1820" calcext:value-type="float">
            <text:p>1 820</text:p>
          </table:table-cell>
          <table:table-cell table:style-name="ce11" table:formula="of:=[.L$10]*[.L$9]*[.$C12]" office:value-type="float" office:value="182" calcext:value-type="float">
            <text:p>182</text:p>
          </table:table-cell>
          <table:table-cell table:style-name="ce11" table:formula="of:=[.M$10]*[.M$9]*[.$C12]" office:value-type="float" office:value="3640" calcext:value-type="float">
            <text:p>3 640</text:p>
          </table:table-cell>
          <table:table-cell table:style-name="ce11" table:formula="of:=[.N$10]*[.N$9]*[.$C12]" office:value-type="float" office:value="333" calcext:value-type="float">
            <text:p>333</text:p>
          </table:table-cell>
          <table:table-cell table:style-name="ce11" table:formula="of:=[.O$10]*[.O$9]*[.$C12]" office:value-type="float" office:value="6660" calcext:value-type="float">
            <text:p>6 66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table:formula="of:=1+[.B13]*[.$C$2]" office:value-type="float" office:value="1.2" calcext:value-type="float">
            <text:p>1,20</text:p>
          </table:table-cell>
          <table:table-cell table:style-name="ce11" table:formula="of:=[.D$10]*[.D$9]*[.$C13]" office:value-type="float" office:value="1.2" calcext:value-type="float">
            <text:p>1</text:p>
          </table:table-cell>
          <table:table-cell table:style-name="ce11" table:formula="of:=[.E$10]*[.E$9]*[.$C13]" office:value-type="float" office:value="24" calcext:value-type="float">
            <text:p>24</text:p>
          </table:table-cell>
          <table:table-cell table:style-name="ce11" table:formula="of:=[.F$10]*[.F$9]*[.$C13]" office:value-type="float" office:value="22.8" calcext:value-type="float">
            <text:p>23</text:p>
          </table:table-cell>
          <table:table-cell table:style-name="ce11" table:formula="of:=[.G$10]*[.G$9]*[.$C13]" office:value-type="float" office:value="456" calcext:value-type="float">
            <text:p>456</text:p>
          </table:table-cell>
          <table:table-cell table:style-name="ce11" table:formula="of:=[.H$10]*[.H$9]*[.$C13]" office:value-type="float" office:value="55.2" calcext:value-type="float">
            <text:p>55</text:p>
          </table:table-cell>
          <table:table-cell table:style-name="ce11" table:formula="of:=[.I$10]*[.I$9]*[.$C13]" office:value-type="float" office:value="1104" calcext:value-type="float">
            <text:p>1 104</text:p>
          </table:table-cell>
          <table:table-cell table:style-name="ce11" table:formula="of:=[.J$10]*[.J$9]*[.$C13]" office:value-type="float" office:value="109.2" calcext:value-type="float">
            <text:p>109</text:p>
          </table:table-cell>
          <table:table-cell table:style-name="ce11" table:formula="of:=[.K$10]*[.K$9]*[.$C13]" office:value-type="float" office:value="2184" calcext:value-type="float">
            <text:p>2 184</text:p>
          </table:table-cell>
          <table:table-cell table:style-name="ce11" table:formula="of:=[.L$10]*[.L$9]*[.$C13]" office:value-type="float" office:value="218.4" calcext:value-type="float">
            <text:p>218</text:p>
          </table:table-cell>
          <table:table-cell table:style-name="ce11" table:formula="of:=[.M$10]*[.M$9]*[.$C13]" office:value-type="float" office:value="4368" calcext:value-type="float">
            <text:p>4 368</text:p>
          </table:table-cell>
          <table:table-cell table:style-name="ce11" table:formula="of:=[.N$10]*[.N$9]*[.$C13]" office:value-type="float" office:value="399.6" calcext:value-type="float">
            <text:p>400</text:p>
          </table:table-cell>
          <table:table-cell table:style-name="ce11" table:formula="of:=[.O$10]*[.O$9]*[.$C13]" office:value-type="float" office:value="7992" calcext:value-type="float">
            <text:p>7 992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table:formula="of:=1+[.B14]*[.$C$2]" office:value-type="float" office:value="1.4" calcext:value-type="float">
            <text:p>1,40</text:p>
          </table:table-cell>
          <table:table-cell table:style-name="ce11" table:formula="of:=[.D$10]*[.D$9]*[.$C14]" office:value-type="float" office:value="1.4" calcext:value-type="float">
            <text:p>1</text:p>
          </table:table-cell>
          <table:table-cell table:style-name="ce11" table:formula="of:=[.E$10]*[.E$9]*[.$C14]" office:value-type="float" office:value="28" calcext:value-type="float">
            <text:p>28</text:p>
          </table:table-cell>
          <table:table-cell table:style-name="ce11" table:formula="of:=[.F$10]*[.F$9]*[.$C14]" office:value-type="float" office:value="26.6" calcext:value-type="float">
            <text:p>27</text:p>
          </table:table-cell>
          <table:table-cell table:style-name="ce11" table:formula="of:=[.G$10]*[.G$9]*[.$C14]" office:value-type="float" office:value="532" calcext:value-type="float">
            <text:p>532</text:p>
          </table:table-cell>
          <table:table-cell table:style-name="ce11" table:formula="of:=[.H$10]*[.H$9]*[.$C14]" office:value-type="float" office:value="64.4" calcext:value-type="float">
            <text:p>64</text:p>
          </table:table-cell>
          <table:table-cell table:style-name="ce11" table:formula="of:=[.I$10]*[.I$9]*[.$C14]" office:value-type="float" office:value="1288" calcext:value-type="float">
            <text:p>1 288</text:p>
          </table:table-cell>
          <table:table-cell table:style-name="ce11" table:formula="of:=[.J$10]*[.J$9]*[.$C14]" office:value-type="float" office:value="127.4" calcext:value-type="float">
            <text:p>127</text:p>
          </table:table-cell>
          <table:table-cell table:style-name="ce11" table:formula="of:=[.K$10]*[.K$9]*[.$C14]" office:value-type="float" office:value="2548" calcext:value-type="float">
            <text:p>2 548</text:p>
          </table:table-cell>
          <table:table-cell table:style-name="ce11" table:formula="of:=[.L$10]*[.L$9]*[.$C14]" office:value-type="float" office:value="254.8" calcext:value-type="float">
            <text:p>255</text:p>
          </table:table-cell>
          <table:table-cell table:style-name="ce11" table:formula="of:=[.M$10]*[.M$9]*[.$C14]" office:value-type="float" office:value="5096" calcext:value-type="float">
            <text:p>5 096</text:p>
          </table:table-cell>
          <table:table-cell table:style-name="ce11" table:formula="of:=[.N$10]*[.N$9]*[.$C14]" office:value-type="float" office:value="466.2" calcext:value-type="float">
            <text:p>466</text:p>
          </table:table-cell>
          <table:table-cell table:style-name="ce11" table:formula="of:=[.O$10]*[.O$9]*[.$C14]" office:value-type="float" office:value="9324" calcext:value-type="float">
            <text:p>9 324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8" table:formula="of:=1+[.B15]*[.$C$2]" office:value-type="float" office:value="1.6" calcext:value-type="float">
            <text:p>1,60</text:p>
          </table:table-cell>
          <table:table-cell table:style-name="ce11" table:formula="of:=[.D$10]*[.D$9]*[.$C15]" office:value-type="float" office:value="1.6" calcext:value-type="float">
            <text:p>2</text:p>
          </table:table-cell>
          <table:table-cell table:style-name="ce11" table:formula="of:=[.E$10]*[.E$9]*[.$C15]" office:value-type="float" office:value="32" calcext:value-type="float">
            <text:p>32</text:p>
          </table:table-cell>
          <table:table-cell table:style-name="ce11" table:formula="of:=[.F$10]*[.F$9]*[.$C15]" office:value-type="float" office:value="30.4" calcext:value-type="float">
            <text:p>30</text:p>
          </table:table-cell>
          <table:table-cell table:style-name="ce11" table:formula="of:=[.G$10]*[.G$9]*[.$C15]" office:value-type="float" office:value="608" calcext:value-type="float">
            <text:p>608</text:p>
          </table:table-cell>
          <table:table-cell table:style-name="ce11" table:formula="of:=[.H$10]*[.H$9]*[.$C15]" office:value-type="float" office:value="73.6" calcext:value-type="float">
            <text:p>74</text:p>
          </table:table-cell>
          <table:table-cell table:style-name="ce11" table:formula="of:=[.I$10]*[.I$9]*[.$C15]" office:value-type="float" office:value="1472" calcext:value-type="float">
            <text:p>1 472</text:p>
          </table:table-cell>
          <table:table-cell table:style-name="ce11" table:formula="of:=[.J$10]*[.J$9]*[.$C15]" office:value-type="float" office:value="145.6" calcext:value-type="float">
            <text:p>146</text:p>
          </table:table-cell>
          <table:table-cell table:style-name="ce11" table:formula="of:=[.K$10]*[.K$9]*[.$C15]" office:value-type="float" office:value="2912" calcext:value-type="float">
            <text:p>2 912</text:p>
          </table:table-cell>
          <table:table-cell table:style-name="ce11" table:formula="of:=[.L$10]*[.L$9]*[.$C15]" office:value-type="float" office:value="291.2" calcext:value-type="float">
            <text:p>291</text:p>
          </table:table-cell>
          <table:table-cell table:style-name="ce11" table:formula="of:=[.M$10]*[.M$9]*[.$C15]" office:value-type="float" office:value="5824" calcext:value-type="float">
            <text:p>5 824</text:p>
          </table:table-cell>
          <table:table-cell table:style-name="ce11" table:formula="of:=[.N$10]*[.N$9]*[.$C15]" office:value-type="float" office:value="532.8" calcext:value-type="float">
            <text:p>533</text:p>
          </table:table-cell>
          <table:table-cell table:style-name="ce11" table:formula="of:=[.O$10]*[.O$9]*[.$C15]" office:value-type="float" office:value="10656" calcext:value-type="float">
            <text:p>10 656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8" table:formula="of:=1+[.B16]*[.$C$2]" office:value-type="float" office:value="1.8" calcext:value-type="float">
            <text:p>1,80</text:p>
          </table:table-cell>
          <table:table-cell table:style-name="ce11" table:formula="of:=[.D$10]*[.D$9]*[.$C16]" office:value-type="float" office:value="1.8" calcext:value-type="float">
            <text:p>2</text:p>
          </table:table-cell>
          <table:table-cell table:style-name="ce11" table:formula="of:=[.E$10]*[.E$9]*[.$C16]" office:value-type="float" office:value="36" calcext:value-type="float">
            <text:p>36</text:p>
          </table:table-cell>
          <table:table-cell table:style-name="ce11" table:formula="of:=[.F$10]*[.F$9]*[.$C16]" office:value-type="float" office:value="34.2" calcext:value-type="float">
            <text:p>34</text:p>
          </table:table-cell>
          <table:table-cell table:style-name="ce11" table:formula="of:=[.G$10]*[.G$9]*[.$C16]" office:value-type="float" office:value="684" calcext:value-type="float">
            <text:p>684</text:p>
          </table:table-cell>
          <table:table-cell table:style-name="ce11" table:formula="of:=[.H$10]*[.H$9]*[.$C16]" office:value-type="float" office:value="82.8" calcext:value-type="float">
            <text:p>83</text:p>
          </table:table-cell>
          <table:table-cell table:style-name="ce11" table:formula="of:=[.I$10]*[.I$9]*[.$C16]" office:value-type="float" office:value="1656" calcext:value-type="float">
            <text:p>1 656</text:p>
          </table:table-cell>
          <table:table-cell table:style-name="ce11" table:formula="of:=[.J$10]*[.J$9]*[.$C16]" office:value-type="float" office:value="163.8" calcext:value-type="float">
            <text:p>164</text:p>
          </table:table-cell>
          <table:table-cell table:style-name="ce11" table:formula="of:=[.K$10]*[.K$9]*[.$C16]" office:value-type="float" office:value="3276" calcext:value-type="float">
            <text:p>3 276</text:p>
          </table:table-cell>
          <table:table-cell table:style-name="ce11" table:formula="of:=[.L$10]*[.L$9]*[.$C16]" office:value-type="float" office:value="327.6" calcext:value-type="float">
            <text:p>328</text:p>
          </table:table-cell>
          <table:table-cell table:style-name="ce11" table:formula="of:=[.M$10]*[.M$9]*[.$C16]" office:value-type="float" office:value="6552" calcext:value-type="float">
            <text:p>6 552</text:p>
          </table:table-cell>
          <table:table-cell table:style-name="ce11" table:formula="of:=[.N$10]*[.N$9]*[.$C16]" office:value-type="float" office:value="599.4" calcext:value-type="float">
            <text:p>599</text:p>
          </table:table-cell>
          <table:table-cell table:style-name="ce11" table:formula="of:=[.O$10]*[.O$9]*[.$C16]" office:value-type="float" office:value="11988" calcext:value-type="float">
            <text:p>11 988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1+[.B17]*[.$C$2]" office:value-type="float" office:value="2" calcext:value-type="float">
            <text:p>2,00</text:p>
          </table:table-cell>
          <table:table-cell table:style-name="ce11" table:formula="of:=[.D$10]*[.D$9]*[.$C17]" office:value-type="float" office:value="2" calcext:value-type="float">
            <text:p>2</text:p>
          </table:table-cell>
          <table:table-cell table:style-name="ce11" table:formula="of:=[.E$10]*[.E$9]*[.$C17]" office:value-type="float" office:value="40" calcext:value-type="float">
            <text:p>40</text:p>
          </table:table-cell>
          <table:table-cell table:style-name="ce11" table:formula="of:=[.F$10]*[.F$9]*[.$C17]" office:value-type="float" office:value="38" calcext:value-type="float">
            <text:p>38</text:p>
          </table:table-cell>
          <table:table-cell table:style-name="ce11" table:formula="of:=[.G$10]*[.G$9]*[.$C17]" office:value-type="float" office:value="760" calcext:value-type="float">
            <text:p>760</text:p>
          </table:table-cell>
          <table:table-cell table:style-name="ce11" table:formula="of:=[.H$10]*[.H$9]*[.$C17]" office:value-type="float" office:value="92" calcext:value-type="float">
            <text:p>92</text:p>
          </table:table-cell>
          <table:table-cell table:style-name="ce11" table:formula="of:=[.I$10]*[.I$9]*[.$C17]" office:value-type="float" office:value="1840" calcext:value-type="float">
            <text:p>1 840</text:p>
          </table:table-cell>
          <table:table-cell table:style-name="ce11" table:formula="of:=[.J$10]*[.J$9]*[.$C17]" office:value-type="float" office:value="182" calcext:value-type="float">
            <text:p>182</text:p>
          </table:table-cell>
          <table:table-cell table:style-name="ce11" table:formula="of:=[.K$10]*[.K$9]*[.$C17]" office:value-type="float" office:value="3640" calcext:value-type="float">
            <text:p>3 640</text:p>
          </table:table-cell>
          <table:table-cell table:style-name="ce11" table:formula="of:=[.L$10]*[.L$9]*[.$C17]" office:value-type="float" office:value="364" calcext:value-type="float">
            <text:p>364</text:p>
          </table:table-cell>
          <table:table-cell table:style-name="ce11" table:formula="of:=[.M$10]*[.M$9]*[.$C17]" office:value-type="float" office:value="7280" calcext:value-type="float">
            <text:p>7 280</text:p>
          </table:table-cell>
          <table:table-cell table:style-name="ce11" table:formula="of:=[.N$10]*[.N$9]*[.$C17]" office:value-type="float" office:value="666" calcext:value-type="float">
            <text:p>666</text:p>
          </table:table-cell>
          <table:table-cell table:style-name="ce11" table:formula="of:=[.O$10]*[.O$9]*[.$C17]" office:value-type="float" office:value="13320" calcext:value-type="float">
            <text:p>13 32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1+[.B18]*[.$C$2]" office:value-type="float" office:value="2.2" calcext:value-type="float">
            <text:p>2,20</text:p>
          </table:table-cell>
          <table:table-cell table:style-name="ce11" table:formula="of:=[.D$10]*[.D$9]*[.$C18]" office:value-type="float" office:value="2.2" calcext:value-type="float">
            <text:p>2</text:p>
          </table:table-cell>
          <table:table-cell table:style-name="ce11" table:formula="of:=[.E$10]*[.E$9]*[.$C18]" office:value-type="float" office:value="44" calcext:value-type="float">
            <text:p>44</text:p>
          </table:table-cell>
          <table:table-cell table:style-name="ce11" table:formula="of:=[.F$10]*[.F$9]*[.$C18]" office:value-type="float" office:value="41.8" calcext:value-type="float">
            <text:p>42</text:p>
          </table:table-cell>
          <table:table-cell table:style-name="ce11" table:formula="of:=[.G$10]*[.G$9]*[.$C18]" office:value-type="float" office:value="836" calcext:value-type="float">
            <text:p>836</text:p>
          </table:table-cell>
          <table:table-cell table:style-name="ce11" table:formula="of:=[.H$10]*[.H$9]*[.$C18]" office:value-type="float" office:value="101.2" calcext:value-type="float">
            <text:p>101</text:p>
          </table:table-cell>
          <table:table-cell table:style-name="ce11" table:formula="of:=[.I$10]*[.I$9]*[.$C18]" office:value-type="float" office:value="2024" calcext:value-type="float">
            <text:p>2 024</text:p>
          </table:table-cell>
          <table:table-cell table:style-name="ce11" table:formula="of:=[.J$10]*[.J$9]*[.$C18]" office:value-type="float" office:value="200.2" calcext:value-type="float">
            <text:p>200</text:p>
          </table:table-cell>
          <table:table-cell table:style-name="ce11" table:formula="of:=[.K$10]*[.K$9]*[.$C18]" office:value-type="float" office:value="4004" calcext:value-type="float">
            <text:p>4 004</text:p>
          </table:table-cell>
          <table:table-cell table:style-name="ce11" table:formula="of:=[.L$10]*[.L$9]*[.$C18]" office:value-type="float" office:value="400.4" calcext:value-type="float">
            <text:p>400</text:p>
          </table:table-cell>
          <table:table-cell table:style-name="ce11" table:formula="of:=[.M$10]*[.M$9]*[.$C18]" office:value-type="float" office:value="8008" calcext:value-type="float">
            <text:p>8 008</text:p>
          </table:table-cell>
          <table:table-cell table:style-name="ce11" table:formula="of:=[.N$10]*[.N$9]*[.$C18]" office:value-type="float" office:value="732.6" calcext:value-type="float">
            <text:p>733</text:p>
          </table:table-cell>
          <table:table-cell table:style-name="ce11" table:formula="of:=[.O$10]*[.O$9]*[.$C18]" office:value-type="float" office:value="14652" calcext:value-type="float">
            <text:p>14 652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8" table:formula="of:=1+[.B19]*[.$C$2]" office:value-type="float" office:value="2.4" calcext:value-type="float">
            <text:p>2,40</text:p>
          </table:table-cell>
          <table:table-cell table:style-name="ce11" table:formula="of:=[.D$10]*[.D$9]*[.$C19]" office:value-type="float" office:value="2.4" calcext:value-type="float">
            <text:p>2</text:p>
          </table:table-cell>
          <table:table-cell table:style-name="ce11" table:formula="of:=[.E$10]*[.E$9]*[.$C19]" office:value-type="float" office:value="48" calcext:value-type="float">
            <text:p>48</text:p>
          </table:table-cell>
          <table:table-cell table:style-name="ce11" table:formula="of:=[.F$10]*[.F$9]*[.$C19]" office:value-type="float" office:value="45.6" calcext:value-type="float">
            <text:p>46</text:p>
          </table:table-cell>
          <table:table-cell table:style-name="ce11" table:formula="of:=[.G$10]*[.G$9]*[.$C19]" office:value-type="float" office:value="912" calcext:value-type="float">
            <text:p>912</text:p>
          </table:table-cell>
          <table:table-cell table:style-name="ce11" table:formula="of:=[.H$10]*[.H$9]*[.$C19]" office:value-type="float" office:value="110.4" calcext:value-type="float">
            <text:p>110</text:p>
          </table:table-cell>
          <table:table-cell table:style-name="ce11" table:formula="of:=[.I$10]*[.I$9]*[.$C19]" office:value-type="float" office:value="2208" calcext:value-type="float">
            <text:p>2 208</text:p>
          </table:table-cell>
          <table:table-cell table:style-name="ce11" table:formula="of:=[.J$10]*[.J$9]*[.$C19]" office:value-type="float" office:value="218.4" calcext:value-type="float">
            <text:p>218</text:p>
          </table:table-cell>
          <table:table-cell table:style-name="ce11" table:formula="of:=[.K$10]*[.K$9]*[.$C19]" office:value-type="float" office:value="4368" calcext:value-type="float">
            <text:p>4 368</text:p>
          </table:table-cell>
          <table:table-cell table:style-name="ce11" table:formula="of:=[.L$10]*[.L$9]*[.$C19]" office:value-type="float" office:value="436.8" calcext:value-type="float">
            <text:p>437</text:p>
          </table:table-cell>
          <table:table-cell table:style-name="ce11" table:formula="of:=[.M$10]*[.M$9]*[.$C19]" office:value-type="float" office:value="8736" calcext:value-type="float">
            <text:p>8 736</text:p>
          </table:table-cell>
          <table:table-cell table:style-name="ce11" table:formula="of:=[.N$10]*[.N$9]*[.$C19]" office:value-type="float" office:value="799.2" calcext:value-type="float">
            <text:p>799</text:p>
          </table:table-cell>
          <table:table-cell table:style-name="ce11" table:formula="of:=[.O$10]*[.O$9]*[.$C19]" office:value-type="float" office:value="15984" calcext:value-type="float">
            <text:p>15 984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1+[.B20]*[.$C$2]" office:value-type="float" office:value="2.6" calcext:value-type="float">
            <text:p>2,60</text:p>
          </table:table-cell>
          <table:table-cell table:style-name="ce11" table:formula="of:=[.D$10]*[.D$9]*[.$C20]" office:value-type="float" office:value="2.6" calcext:value-type="float">
            <text:p>3</text:p>
          </table:table-cell>
          <table:table-cell table:style-name="ce11" table:formula="of:=[.E$10]*[.E$9]*[.$C20]" office:value-type="float" office:value="52" calcext:value-type="float">
            <text:p>52</text:p>
          </table:table-cell>
          <table:table-cell table:style-name="ce11" table:formula="of:=[.F$10]*[.F$9]*[.$C20]" office:value-type="float" office:value="49.4" calcext:value-type="float">
            <text:p>49</text:p>
          </table:table-cell>
          <table:table-cell table:style-name="ce11" table:formula="of:=[.G$10]*[.G$9]*[.$C20]" office:value-type="float" office:value="988" calcext:value-type="float">
            <text:p>988</text:p>
          </table:table-cell>
          <table:table-cell table:style-name="ce11" table:formula="of:=[.H$10]*[.H$9]*[.$C20]" office:value-type="float" office:value="119.6" calcext:value-type="float">
            <text:p>120</text:p>
          </table:table-cell>
          <table:table-cell table:style-name="ce11" table:formula="of:=[.I$10]*[.I$9]*[.$C20]" office:value-type="float" office:value="2392" calcext:value-type="float">
            <text:p>2 392</text:p>
          </table:table-cell>
          <table:table-cell table:style-name="ce11" table:formula="of:=[.J$10]*[.J$9]*[.$C20]" office:value-type="float" office:value="236.6" calcext:value-type="float">
            <text:p>237</text:p>
          </table:table-cell>
          <table:table-cell table:style-name="ce11" table:formula="of:=[.K$10]*[.K$9]*[.$C20]" office:value-type="float" office:value="4732" calcext:value-type="float">
            <text:p>4 732</text:p>
          </table:table-cell>
          <table:table-cell table:style-name="ce11" table:formula="of:=[.L$10]*[.L$9]*[.$C20]" office:value-type="float" office:value="473.2" calcext:value-type="float">
            <text:p>473</text:p>
          </table:table-cell>
          <table:table-cell table:style-name="ce11" table:formula="of:=[.M$10]*[.M$9]*[.$C20]" office:value-type="float" office:value="9464" calcext:value-type="float">
            <text:p>9 464</text:p>
          </table:table-cell>
          <table:table-cell table:style-name="ce11" table:formula="of:=[.N$10]*[.N$9]*[.$C20]" office:value-type="float" office:value="865.8" calcext:value-type="float">
            <text:p>866</text:p>
          </table:table-cell>
          <table:table-cell table:style-name="ce11" table:formula="of:=[.O$10]*[.O$9]*[.$C20]" office:value-type="float" office:value="17316" calcext:value-type="float">
            <text:p>17 3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hidden)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formula="of:=1+[.B21]*[.$C$2]" office:value-type="float" office:value="2.8" calcext:value-type="float">
            <text:p>2,80</text:p>
          </table:table-cell>
          <table:table-cell table:style-name="ce11" table:formula="of:=[.D$10]*[.D$9]*[.$C21]" office:value-type="float" office:value="2.8" calcext:value-type="float">
            <text:p>3</text:p>
          </table:table-cell>
          <table:table-cell table:style-name="ce11" table:formula="of:=[.E$10]*[.E$9]*[.$C21]" office:value-type="float" office:value="56" calcext:value-type="float">
            <text:p>56</text:p>
          </table:table-cell>
          <table:table-cell table:style-name="ce11" table:formula="of:=[.F$10]*[.F$9]*[.$C21]" office:value-type="float" office:value="53.2" calcext:value-type="float">
            <text:p>53</text:p>
          </table:table-cell>
          <table:table-cell table:style-name="ce11" table:formula="of:=[.G$10]*[.G$9]*[.$C21]" office:value-type="float" office:value="1064" calcext:value-type="float">
            <text:p>1 064</text:p>
          </table:table-cell>
          <table:table-cell table:style-name="ce11" table:formula="of:=[.H$10]*[.H$9]*[.$C21]" office:value-type="float" office:value="128.8" calcext:value-type="float">
            <text:p>129</text:p>
          </table:table-cell>
          <table:table-cell table:style-name="ce11" table:formula="of:=[.I$10]*[.I$9]*[.$C21]" office:value-type="float" office:value="2576" calcext:value-type="float">
            <text:p>2 576</text:p>
          </table:table-cell>
          <table:table-cell table:style-name="ce11" table:formula="of:=[.J$10]*[.J$9]*[.$C21]" office:value-type="float" office:value="254.8" calcext:value-type="float">
            <text:p>255</text:p>
          </table:table-cell>
          <table:table-cell table:style-name="ce11" table:formula="of:=[.K$10]*[.K$9]*[.$C21]" office:value-type="float" office:value="5096" calcext:value-type="float">
            <text:p>5 096</text:p>
          </table:table-cell>
          <table:table-cell table:style-name="ce11" table:formula="of:=[.L$10]*[.L$9]*[.$C21]" office:value-type="float" office:value="509.6" calcext:value-type="float">
            <text:p>510</text:p>
          </table:table-cell>
          <table:table-cell table:style-name="ce11" table:formula="of:=[.M$10]*[.M$9]*[.$C21]" office:value-type="float" office:value="10192" calcext:value-type="float">
            <text:p>10 192</text:p>
          </table:table-cell>
          <table:table-cell table:style-name="ce11" table:formula="of:=[.N$10]*[.N$9]*[.$C21]" office:value-type="float" office:value="932.4" calcext:value-type="float">
            <text:p>932</text:p>
          </table:table-cell>
          <table:table-cell table:style-name="ce11" table:formula="of:=[.O$10]*[.O$9]*[.$C21]" office:value-type="float" office:value="18648" calcext:value-type="float">
            <text:p>18 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hidden)</text:p>
          </table:table-cell>
          <table:table-cell table:style-name="ce4" office:value-type="float" office:value="10" calcext:value-type="float">
            <text:p>10</text:p>
          </table:table-cell>
          <table:table-cell table:style-name="ce8" table:formula="of:=1+[.B22]*[.$C$2]" office:value-type="float" office:value="3" calcext:value-type="float">
            <text:p>3,00</text:p>
          </table:table-cell>
          <table:table-cell table:style-name="ce11" table:formula="of:=[.D$10]*[.D$9]*[.$C22]" office:value-type="float" office:value="3" calcext:value-type="float">
            <text:p>3</text:p>
          </table:table-cell>
          <table:table-cell table:style-name="ce11" table:formula="of:=[.E$10]*[.E$9]*[.$C22]" office:value-type="float" office:value="60" calcext:value-type="float">
            <text:p>60</text:p>
          </table:table-cell>
          <table:table-cell table:style-name="ce11" table:formula="of:=[.F$10]*[.F$9]*[.$C22]" office:value-type="float" office:value="57" calcext:value-type="float">
            <text:p>57</text:p>
          </table:table-cell>
          <table:table-cell table:style-name="ce11" table:formula="of:=[.G$10]*[.G$9]*[.$C22]" office:value-type="float" office:value="1140" calcext:value-type="float">
            <text:p>1 140</text:p>
          </table:table-cell>
          <table:table-cell table:style-name="ce11" table:formula="of:=[.H$10]*[.H$9]*[.$C22]" office:value-type="float" office:value="138" calcext:value-type="float">
            <text:p>138</text:p>
          </table:table-cell>
          <table:table-cell table:style-name="ce11" table:formula="of:=[.I$10]*[.I$9]*[.$C22]" office:value-type="float" office:value="2760" calcext:value-type="float">
            <text:p>2 760</text:p>
          </table:table-cell>
          <table:table-cell table:style-name="ce11" table:formula="of:=[.J$10]*[.J$9]*[.$C22]" office:value-type="float" office:value="273" calcext:value-type="float">
            <text:p>273</text:p>
          </table:table-cell>
          <table:table-cell table:style-name="ce11" table:formula="of:=[.K$10]*[.K$9]*[.$C22]" office:value-type="float" office:value="5460" calcext:value-type="float">
            <text:p>5 460</text:p>
          </table:table-cell>
          <table:table-cell table:style-name="ce11" table:formula="of:=[.L$10]*[.L$9]*[.$C22]" office:value-type="float" office:value="546" calcext:value-type="float">
            <text:p>546</text:p>
          </table:table-cell>
          <table:table-cell table:style-name="ce11" table:formula="of:=[.M$10]*[.M$9]*[.$C22]" office:value-type="float" office:value="10920" calcext:value-type="float">
            <text:p>10 920</text:p>
          </table:table-cell>
          <table:table-cell table:style-name="ce11" table:formula="of:=[.N$10]*[.N$9]*[.$C22]" office:value-type="float" office:value="999" calcext:value-type="float">
            <text:p>999</text:p>
          </table:table-cell>
          <table:table-cell table:style-name="ce11" table:formula="of:=[.O$10]*[.O$9]*[.$C22]" office:value-type="float" office:value="19980" calcext:value-type="float">
            <text:p>19 980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<text:a xlink:href="http://wowwiki.wikia.com/wiki/API_GetItemQualityColor" xlink:type="simple">http://wowwiki.wikia.com/wiki/API_GetItemQualityColor</text:a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0 Poor ff9d9d9d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1 Common ffffffff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2 Uncommon ff1eff0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3 Rare ff0070dd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4 Epic ffa335ee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5 Legendary ffff800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6 Artifact ffe6cc8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7 Heirloom ffe6cc8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8 WoW Token ff00ccff 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eapons.B12:weapons.B22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</calcext:conditional-formats>
      </table:table>
      <table:table table:name="places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Abandonned tower</text:p>
          </table:table-cell>
          <table:table-cell/>
          <table:table-cell office:value-type="string" calcext:value-type="string">
            <text:p>(Karazhan)</text:p>
          </table:table-cell>
        </table:table-row>
        <table:table-row table:style-name="ro1">
          <table:table-cell/>
          <table:table-cell office:value-type="string" calcext:value-type="string">
            <text:p>Sewe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ve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derground worl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n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tiver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1">00/00/0000</text:date>, <text:time style:data-style-name="N2" text:time-value="11:08:57.7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1:16:36.052000000</meta:creation-date>
    <meta:generator>LibreOffice/5.1.4.2$Windows_X86_64 LibreOffice_project/f99d75f39f1c57ebdd7ffc5f42867c12031db97a</meta:generator>
    <dc:date>2016-08-21T11:23:09.353000000</dc:date>
    <meta:editing-duration>P1DT15H26M42S</meta:editing-duration>
    <meta:editing-cycles>25</meta:editing-cycles>
    <meta:document-statistic meta:table-count="3" meta:cell-count="250" meta:object-count="0"/>
  </office:meta>
</office:document-meta>
</file>